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Humanst521 BT" svg:font-family="'Humanst521 BT'" style:font-family-generic="roman" style:font-pitch="variable"/>
    <style:font-face style:name="Humanst521 BT1" svg:font-family="'Humanst521 BT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humans" svg:font-family="humans" style:font-family-generic="roman" style:font-pitch="variable"/>
    <style:font-face style:name="humans1" svg:font-family="hum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" style:family="paragraph" style:parent-style-name="Standard">
      <style:paragraph-properties fo:margin-top="0cm" fo:margin-bottom="0.176cm" style:contextual-spacing="false" fo:line-height="115%" fo:text-align="center" style:justify-single-word="false" fo:orphans="2" fo:widows="2"/>
    </style:style>
    <style:style style:name="P3" style:family="paragraph" style:parent-style-name="Standard">
      <style:paragraph-properties fo:line-height="115%" fo:text-align="end" style:justify-single-word="false" fo:orphans="2" fo:widows="2" fo:break-before="auto" fo:break-after="auto"/>
    </style:style>
    <style:style style:name="P4" style:family="paragraph" style:parent-style-name="Standard">
      <style:paragraph-properties fo:line-height="115%" fo:text-align="center" style:justify-single-word="false" fo:orphans="2" fo:widows="2"/>
      <style:text-properties fo:color="#999999" loext:opacity="100%" style:font-name="Arial" fo:font-size="8pt" style:font-name-asian="Arial2" style:font-size-asian="8pt" style:font-name-complex="Arial2" style:font-size-complex="8pt"/>
    </style:style>
    <style:style style:name="P5" style:family="paragraph" style:parent-style-name="Standard">
      <style:paragraph-properties fo:line-height="150%" fo:text-align="start" style:justify-single-word="false"/>
      <style:text-properties officeooo:paragraph-rsid="0023f765"/>
    </style:style>
    <style:style style:name="P6" style:family="paragraph" style:parent-style-name="Standard">
      <style:paragraph-properties fo:line-height="150%" fo:text-align="start" style:justify-single-word="false" fo:break-before="auto" fo:break-after="auto"/>
      <style:text-properties officeooo:paragraph-rsid="00299987"/>
    </style:style>
    <style:style style:name="P7" style:family="paragraph" style:parent-style-name="Standard">
      <style:paragraph-properties fo:line-height="150%" fo:text-align="start" style:justify-single-word="false"/>
      <style:text-properties officeooo:paragraph-rsid="00299987"/>
    </style:style>
    <style:style style:name="P8" style:family="paragraph" style:parent-style-name="Standard">
      <style:paragraph-properties fo:line-height="150%" fo:text-align="start" style:justify-single-word="false"/>
    </style:style>
    <style:style style:name="P9" style:family="paragraph" style:parent-style-name="Standard" style:master-page-name="Standard">
      <style:paragraph-properties fo:text-align="justify" style:justify-single-word="false" style:page-number="1" fo:break-before="auto" fo:break-after="auto"/>
      <style:text-properties fo:color="#000000" loext:opacity="100%" style:text-line-through-style="none" style:text-line-through-type="none" style:font-name="Arial1" fo:font-size="12pt" fo:font-style="normal" style:text-underline-style="none" fo:font-weight="normal" style:font-name-asian="Humanst521 BT1" style:font-size-asian="12pt" style:font-style-asian="normal" style:font-weight-asian="normal" style:font-name-complex="Humanst521 BT1" style:font-size-complex="12pt"/>
    </style:style>
    <style:style style:name="P10" style:family="paragraph" style:parent-style-name="Standard">
      <style:paragraph-properties fo:text-align="end" style:justify-single-word="false" fo:break-before="auto" fo:break-after="auto"/>
      <style:text-properties fo:color="#000000" loext:opacity="100%" style:font-name="Arial1" style:font-name-asian="humans1" style:font-name-complex="humans1"/>
    </style:style>
    <style:style style:name="P11" style:family="paragraph" style:parent-style-name="Standard">
      <style:paragraph-properties fo:text-align="end" style:justify-single-word="false" fo:break-before="auto" fo:break-after="auto"/>
      <style:text-properties fo:color="#000000" loext:opacity="100%" style:font-name="Arial1" fo:font-size="12pt" fo:font-weight="normal" officeooo:paragraph-rsid="00295c9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end" style:justify-single-word="false" fo:break-before="auto" fo:break-after="auto"/>
      <style:text-properties fo:color="#000000" loext:opacity="100%" style:font-name="Arial1" fo:font-size="12pt" style:font-name-asian="humans1" style:font-size-asian="12pt" style:font-name-complex="humans1" style:font-size-complex="12pt"/>
    </style:style>
    <style:style style:name="P13" style:family="paragraph" style:parent-style-name="Standard">
      <style:paragraph-properties fo:text-align="end" style:justify-single-word="false"/>
      <style:text-properties fo:color="#000000" loext:opacity="100%" style:font-name="Arial1" fo:font-size="12pt" style:font-name-asian="humans1" style:font-size-asian="12pt" style:font-name-complex="humans1" style:font-size-complex="12pt"/>
    </style:style>
    <style:style style:name="P14" style:family="paragraph" style:parent-style-name="Standard">
      <style:paragraph-properties fo:break-before="auto" fo:break-after="auto"/>
      <style:text-properties fo:color="#000000" loext:opacity="100%" style:font-name="Arial1" fo:font-size="12pt" style:font-name-asian="humans1" style:font-size-asian="12pt" style:font-name-complex="humans1" style:font-size-complex="12pt"/>
    </style:style>
    <style:style style:name="P15" style:family="paragraph" style:parent-style-name="Standard">
      <style:paragraph-properties fo:line-height="150%" fo:break-before="auto" fo:break-after="auto"/>
      <style:text-properties fo:color="#000000" loext:opacity="100%" style:font-name="Arial1" fo:font-size="12pt" style:font-name-asian="humans1" style:font-size-asian="12pt" style:font-name-complex="humans1" style:font-size-complex="12pt"/>
    </style:style>
    <style:style style:name="P16" style:family="paragraph" style:parent-style-name="Standard">
      <style:paragraph-properties fo:text-align="justify" style:justify-single-word="false" fo:break-before="auto" fo:break-after="auto"/>
      <style:text-properties fo:color="#000000" loext:opacity="100%" style:font-name="Arial1" fo:font-size="12pt" fo:font-weight="bold" style:font-name-asian="humans1" style:font-size-asian="12pt" style:font-weight-asian="bold" style:font-name-complex="humans1" style:font-size-complex="12pt"/>
    </style:style>
    <style:style style:name="P17" style:family="paragraph" style:parent-style-name="Standard">
      <style:paragraph-properties fo:text-align="end" style:justify-single-word="false" fo:break-before="auto" fo:break-after="auto"/>
      <style:text-properties fo:color="#000000" loext:opacity="100%" style:font-name="Arial1" fo:font-size="12pt" officeooo:paragraph-rsid="003c17b8" style:font-size-asian="12pt" style:font-size-complex="12pt"/>
    </style:style>
    <style:style style:name="P18" style:family="paragraph" style:parent-style-name="Standard">
      <style:paragraph-properties fo:text-align="end" style:justify-single-word="false" fo:break-before="auto" fo:break-after="auto"/>
      <style:text-properties fo:color="#000000" loext:opacity="100%" style:font-name="Arial1" fo:font-size="12pt" style:font-size-asian="12pt" style:font-size-complex="12pt"/>
    </style:style>
    <style:style style:name="P19" style:family="paragraph" style:parent-style-name="Standard">
      <style:paragraph-properties fo:line-height="150%" fo:break-before="auto" fo:break-after="auto"/>
      <style:text-properties fo:color="#000000" loext:opacity="100%" style:font-name="Arial1"/>
    </style:style>
    <style:style style:name="P20" style:family="paragraph" style:parent-style-name="Standard">
      <style:paragraph-properties fo:line-height="150%" fo:text-align="start" style:justify-single-word="false"/>
      <style:text-properties fo:color="#000000" loext:opacity="100%" style:font-name="Arial1" officeooo:paragraph-rsid="00299987"/>
    </style:style>
    <style:style style:name="P21" style:family="paragraph" style:parent-style-name="Standard">
      <style:paragraph-properties fo:line-height="150%" fo:text-align="start" style:justify-single-word="false" fo:break-before="auto" fo:break-after="auto"/>
      <style:text-properties fo:color="#000000" loext:opacity="100%" style:font-name="Arial1" officeooo:paragraph-rsid="00299987"/>
    </style:style>
    <style:style style:name="P22" style:family="paragraph" style:parent-style-name="Standard">
      <style:paragraph-properties fo:line-height="150%" fo:text-align="start" style:justify-single-word="false" fo:break-before="auto" fo:break-after="auto"/>
      <style:text-properties fo:color="#000000" loext:opacity="100%" style:font-name="Arial1"/>
    </style:style>
    <style:style style:name="P23" style:family="paragraph" style:parent-style-name="Standard">
      <style:paragraph-properties fo:line-height="150%" fo:text-align="justify" style:justify-single-word="false" fo:break-before="auto" fo:break-after="auto"/>
      <style:text-properties fo:color="#000000" loext:opacity="100%" style:font-name="Arial1"/>
    </style:style>
    <style:style style:name="P24" style:family="paragraph" style:parent-style-name="Standard">
      <style:paragraph-properties fo:line-height="150%" fo:text-align="end" style:justify-single-word="false"/>
      <style:text-properties officeooo:paragraph-rsid="003c17b8"/>
    </style:style>
    <style:style style:name="P25" style:family="paragraph" style:parent-style-name="Standard">
      <style:paragraph-properties fo:break-before="auto" fo:break-after="auto"/>
      <style:text-properties fo:color="#ff0000" loext:opacity="100%" style:font-name="Arial1" fo:font-size="12pt" style:font-name-asian="humans1" style:font-size-asian="12pt" style:font-name-complex="humans1" style:font-size-complex="12pt"/>
    </style:style>
    <style:style style:name="P26" style:family="paragraph" style:parent-style-name="Standard">
      <style:paragraph-properties fo:line-height="115%" fo:text-align="center" style:justify-single-word="false" fo:orphans="2" fo:widows="2" fo:break-before="auto" fo:break-after="auto"/>
      <style:text-properties style:font-name="Arial1"/>
    </style:style>
    <style:style style:name="P27" style:family="paragraph" style:parent-style-name="Standard">
      <style:paragraph-properties fo:line-height="115%" fo:text-align="justify" style:justify-single-word="false" fo:orphans="2" fo:widows="2" fo:break-before="auto" fo:break-after="auto"/>
      <style:text-properties style:font-name="Arial1" fo:font-weight="bold" style:font-name-asian="Arial2" style:font-weight-asian="bold" style:font-name-complex="Arial2"/>
    </style:style>
    <style:style style:name="P28" style:family="paragraph" style:parent-style-name="Standard">
      <style:paragraph-properties fo:text-align="end" style:justify-single-word="false"/>
      <style:text-properties style:font-name="Arial1" officeooo:paragraph-rsid="00295c95"/>
    </style:style>
    <style:style style:name="P29" style:family="paragraph" style:parent-style-name="Standard">
      <style:paragraph-properties fo:text-align="start" style:justify-single-word="false"/>
      <style:text-properties style:font-name="Arial1" officeooo:paragraph-rsid="00295c95"/>
    </style:style>
    <style:style style:name="P30" style:family="paragraph" style:parent-style-name="Standard">
      <style:paragraph-properties fo:line-height="150%" fo:text-align="start" style:justify-single-word="false" fo:break-before="auto" fo:break-after="auto"/>
      <style:text-properties style:font-name="Arial1" officeooo:paragraph-rsid="00299987"/>
    </style:style>
    <style:style style:name="P31" style:family="paragraph" style:parent-style-name="Standard">
      <style:paragraph-properties fo:line-height="150%" fo:break-before="auto" fo:break-after="auto"/>
      <style:text-properties style:font-name="Arial1" officeooo:paragraph-rsid="0027c7de"/>
    </style:style>
    <style:style style:name="P32" style:family="paragraph" style:parent-style-name="Standard">
      <style:paragraph-properties fo:line-height="150%" fo:break-before="auto" fo:break-after="auto"/>
      <style:text-properties style:font-name="Arial1"/>
    </style:style>
    <style:style style:name="P33" style:family="paragraph" style:parent-style-name="Standard">
      <style:paragraph-properties fo:line-height="150%" fo:break-before="auto" fo:break-after="auto"/>
      <style:text-properties style:font-name="Arial1" fo:font-size="12pt" style:font-name-asian="humans1" style:font-size-asian="12pt" style:font-name-complex="humans1" style:font-size-complex="12pt"/>
    </style:style>
    <style:style style:name="P34" style:family="paragraph" style:parent-style-name="Standard">
      <style:paragraph-properties fo:line-height="150%"/>
      <style:text-properties style:font-name="Arial1" fo:font-size="12pt" style:font-name-asian="humans1" style:font-size-asian="12pt" style:font-name-complex="humans1" style:font-size-complex="12pt"/>
    </style:style>
    <style:style style:name="P35" style:family="paragraph" style:parent-style-name="Standard">
      <style:paragraph-properties fo:text-align="start" style:justify-single-word="false" fo:break-before="auto" fo:break-after="auto"/>
      <style:text-properties style:font-name="Arial1" fo:font-size="12pt" style:font-size-asian="12pt" style:font-size-complex="12pt"/>
    </style:style>
    <style:style style:name="P36" style:family="paragraph" style:parent-style-name="Standard">
      <style:paragraph-properties fo:text-align="end" style:justify-single-word="false" fo:break-before="auto" fo:break-after="auto"/>
      <style:text-properties style:font-name="Arial1" fo:font-size="12pt" officeooo:paragraph-rsid="003c17b8" style:font-size-asian="12pt" style:font-size-complex="12pt"/>
    </style:style>
    <style:style style:name="P37" style:family="paragraph" style:parent-style-name="Standard">
      <style:paragraph-properties fo:line-height="150%" fo:break-before="auto" fo:break-after="auto"/>
      <style:text-properties style:font-name="Arial1" style:font-name-asian="humans1" style:font-name-complex="humans1"/>
    </style:style>
    <style:style style:name="T1" style:family="text">
      <style:text-properties fo:color="#666666" loext:opacity="100%" style:font-name="Arial" fo:font-size="10pt" style:font-name-asian="Arial2" style:font-size-asian="10pt" style:font-name-complex="Arial2" style:font-size-complex="10pt"/>
    </style:style>
    <style:style style:name="T2" style:family="text">
      <style:text-properties fo:color="#666666" loext:opacity="100%" style:font-name="Arial" fo:font-size="10pt" fo:font-weight="bold" style:font-name-asian="Arial2" style:font-size-asian="10pt" style:font-weight-asian="bold" style:font-name-complex="Arial2" style:font-size-complex="10pt"/>
    </style:style>
    <style:style style:name="T3" style:family="text">
      <style:text-properties fo:color="#666666" loext:opacity="100%" style:font-name="Arial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style style:name="T4" style:family="text">
      <style:text-properties fo:color="#c8102e" loext:opacity="100%" style:font-name="Arial" fo:font-size="16pt" fo:font-weight="bold" style:font-name-asian="Arial2" style:font-size-asian="16pt" style:font-weight-asian="bold" style:font-name-complex="Arial2" style:font-size-complex="16pt"/>
    </style:style>
    <style:style style:name="T5" style:family="text">
      <style:text-properties fo:color="#c8102e" loext:opacity="100%" style:font-name="Arial" fo:font-size="14pt" fo:font-weight="bold" fo:background-color="#cc0000" loext:char-shading-value="0" style:font-name-asian="Arial2" style:font-size-asian="14pt" style:font-weight-asian="bold" style:font-name-complex="Arial2" style:font-size-complex="14pt"/>
    </style:style>
    <style:style style:name="T6" style:family="text">
      <style:text-properties fo:color="#c8102e" loext:opacity="100%" fo:font-size="16pt" fo:font-weight="bold" style:font-name-asian="Arial2" style:font-size-asian="16pt" style:font-weight-asian="bold" style:font-name-complex="Arial2" style:font-size-complex="16pt"/>
    </style:style>
    <style:style style:name="T7" style:family="text">
      <style:text-properties fo:color="#c8102e" loext:opacity="100%" fo:font-size="14pt" fo:font-weight="bold" fo:background-color="#cc0000" loext:char-shading-value="0" style:font-name-asian="Arial2" style:font-size-asian="14pt" style:font-weight-asian="bold" style:font-name-complex="Arial2" style:font-size-complex="14pt"/>
    </style:style>
    <style:style style:name="T8" style:family="text">
      <style:text-properties style:font-name="humans" fo:font-size="12pt" fo:font-weight="bold" style:font-name-asian="humans1" style:font-size-asian="12pt" style:font-weight-asian="bold" style:font-name-complex="humans1" style:font-size-complex="12pt"/>
    </style:style>
    <style:style style:name="T9" style:family="text">
      <style:text-properties style:font-name="humans" fo:font-size="12pt" style:font-name-asian="humans1" style:font-size-asian="12pt" style:font-name-complex="humans1" style:font-size-complex="12pt"/>
    </style:style>
    <style:style style:name="T10" style:family="text">
      <style:text-properties style:font-name="humans" fo:font-size="12pt" officeooo:rsid="00299987" style:font-name-asian="humans1" style:font-size-asian="12pt" style:font-name-complex="humans1" style:font-size-complex="12pt"/>
    </style:style>
    <style:style style:name="T11" style:family="text">
      <style:text-properties style:font-name="humans" fo:font-size="12pt" fo:font-weight="normal" style:font-name-asian="humans1" style:font-size-asian="12pt" style:font-weight-asian="normal" style:font-name-complex="humans1" style:font-size-complex="12pt" style:font-weight-complex="normal"/>
    </style:style>
    <style:style style:name="T12" style:family="text">
      <style:text-properties style:font-name="humans" style:font-name-asian="humans1" style:font-name-complex="humans1"/>
    </style:style>
    <style:style style:name="T13" style:family="text">
      <style:text-properties style:font-name="humans" fo:font-weight="normal" style:font-name-asian="humans1" style:font-weight-asian="normal" style:font-name-complex="humans1" style:font-weight-complex="normal"/>
    </style:style>
    <style:style style:name="T14" style:family="text">
      <style:text-properties style:font-name="humans" fo:font-size="8pt" fo:font-weight="bold" officeooo:rsid="00295c95" style:font-name-asian="humans1" style:font-size-asian="8pt" style:font-weight-asian="bold" style:font-name-complex="humans1" style:font-size-complex="8pt"/>
    </style:style>
    <style:style style:name="T15" style:family="text">
      <style:text-properties style:font-name="humans" fo:font-size="8pt" fo:font-weight="bold" style:font-name-asian="humans1" style:font-size-asian="8pt" style:font-weight-asian="bold" style:font-name-complex="humans1" style:font-size-complex="8pt" style:font-weight-complex="normal"/>
    </style:style>
    <style:style style:name="T16" style:family="text">
      <style:text-properties style:font-name="humans" fo:font-size="8pt" fo:font-weight="bold" officeooo:rsid="00295c95" style:font-name-asian="humans1" style:font-size-asian="8pt" style:font-weight-asian="bold" style:font-name-complex="humans1" style:font-size-complex="8pt" style:font-weight-complex="normal"/>
    </style:style>
    <style:style style:name="T17" style:family="text">
      <style:text-properties style:font-name="humans" fo:font-size="8pt" fo:font-weight="bold" officeooo:rsid="002c37bd" style:font-name-asian="humans1" style:font-size-asian="8pt" style:font-weight-asian="bold" style:font-name-complex="humans1" style:font-size-complex="8pt" style:font-weight-complex="normal"/>
    </style:style>
    <style:style style:name="T18" style:family="text">
      <style:text-properties style:font-name="humans" fo:font-size="8pt" fo:font-weight="bold" officeooo:rsid="002c37bd" style:font-name-asian="humans1" style:font-size-asian="8pt" style:font-weight-asian="bold" style:font-name-complex="humans1" style:font-size-complex="8pt"/>
    </style:style>
    <style:style style:name="T19" style:family="text">
      <style:text-properties fo:color="#ff0000" loext:opacity="100%" style:font-name="humans" fo:font-size="12pt" style:font-name-asian="humans1" style:font-size-asian="12pt" style:font-name-complex="humans1" style:font-size-complex="12pt"/>
    </style:style>
    <style:style style:name="T20" style:family="text">
      <style:text-properties fo:color="#ff0000" loext:opacity="100%" style:font-name="humans" fo:font-size="12pt" fo:font-weight="normal" officeooo:rsid="0027c7de" style:font-name-asian="humans1" style:font-size-asian="12pt" style:font-weight-asian="normal" style:font-name-complex="humans1" style:font-size-complex="12pt" style:font-weight-complex="normal"/>
    </style:style>
    <style:style style:name="T21" style:family="text">
      <style:text-properties fo:color="#ff0000" loext:opacity="100%" style:font-name="humans" style:font-name-asian="humans1" style:font-name-complex="humans1"/>
    </style:style>
    <style:style style:name="T22" style:family="text">
      <style:text-properties fo:color="#ff0000" loext:opacity="100%" fo:font-size="12pt" fo:font-weight="normal" officeooo:rsid="0027c7de" style:font-name-asian="humans1" style:font-size-asian="12pt" style:font-weight-asian="normal" style:font-name-complex="humans1" style:font-size-complex="12pt" style:font-weight-complex="normal"/>
    </style:style>
    <style:style style:name="T23" style:family="text">
      <style:text-properties fo:color="#ff0000" loext:opacity="100%" fo:font-size="12pt" style:font-name-asian="humans1" style:font-size-asian="12pt" style:font-name-complex="humans1" style:font-size-complex="12pt"/>
    </style:style>
    <style:style style:name="T24" style:family="text">
      <style:text-properties fo:color="#ff0000" loext:opacity="100%" style:font-name-asian="humans1" style:font-name-complex="humans1"/>
    </style:style>
    <style:style style:name="T25" style:family="text">
      <style:text-properties fo:color="#000000" loext:opacity="100%" style:font-name="humans" fo:font-size="12pt" fo:font-weight="normal" officeooo:rsid="0027c7de" style:font-name-asian="humans1" style:font-size-asian="12pt" style:font-weight-asian="normal" style:font-name-complex="humans1" style:font-size-complex="12pt" style:font-weight-complex="normal"/>
    </style:style>
    <style:style style:name="T26" style:family="text">
      <style:text-properties fo:color="#000000" loext:opacity="100%" style:font-name="humans" fo:font-size="12pt" fo:font-weight="bold" style:font-name-asian="humans1" style:font-size-asian="12pt" style:font-weight-asian="bold" style:font-name-complex="humans1" style:font-size-complex="12pt"/>
    </style:style>
    <style:style style:name="T27" style:family="text">
      <style:text-properties fo:color="#000000" loext:opacity="100%" style:font-name="humans" fo:font-size="12pt" fo:font-weight="bold" officeooo:rsid="00295c95" style:font-name-asian="humans1" style:font-size-asian="12pt" style:font-weight-asian="bold" style:font-name-complex="humans1" style:font-size-complex="12pt"/>
    </style:style>
    <style:style style:name="T28" style:family="text">
      <style:text-properties fo:color="#000000" loext:opacity="100%" style:font-name="humans" fo:font-size="12pt" style:font-name-asian="humans1" style:font-size-asian="12pt" style:font-name-complex="humans1" style:font-size-complex="12pt"/>
    </style:style>
    <style:style style:name="T29" style:family="text">
      <style:text-properties fo:color="#000000" loext:opacity="100%" style:font-name="humans" fo:font-size="8pt" fo:font-weight="bold" officeooo:rsid="00295c95" style:font-name-asian="humans1" style:font-size-asian="8pt" style:font-weight-asian="bold" style:font-name-complex="humans1" style:font-size-complex="8pt"/>
    </style:style>
    <style:style style:name="T30" style:family="text">
      <style:text-properties fo:color="#000000" loext:opacity="100%" style:font-name="humans" fo:font-size="8pt" fo:font-weight="bold" officeooo:rsid="002c37bd" style:font-name-asian="humans1" style:font-size-asian="8pt" style:font-weight-asian="bold" style:font-name-complex="humans1" style:font-size-complex="8pt"/>
    </style:style>
    <style:style style:name="T31" style:family="text">
      <style:text-properties fo:color="#000000" loext:opacity="100%" style:font-name="humans" officeooo:rsid="00299987" style:font-name-asian="humans1" style:font-name-complex="humans1"/>
    </style:style>
    <style:style style:name="T32" style:family="text">
      <style:text-properties fo:color="#000000" loext:opacity="100%" officeooo:rsid="00299987"/>
    </style:style>
    <style:style style:name="T33" style:family="text">
      <style:text-properties fo:color="#000000" loext:opacity="100%" fo:font-size="12pt" fo:font-weight="bold" style:font-name-asian="humans1" style:font-size-asian="12pt" style:font-weight-asian="bold" style:font-name-complex="humans1" style:font-size-complex="12pt"/>
    </style:style>
    <style:style style:name="T34" style:family="text">
      <style:text-properties fo:color="#000000" loext:opacity="100%" fo:font-size="12pt" fo:font-weight="bold" officeooo:rsid="00295c95" style:font-name-asian="humans1" style:font-size-asian="12pt" style:font-weight-asian="bold" style:font-name-complex="humans1" style:font-size-complex="12pt"/>
    </style:style>
    <style:style style:name="T35" style:family="text">
      <style:text-properties fo:color="#000000" loext:opacity="100%" fo:font-size="12pt" style:font-name-asian="humans1" style:font-size-asian="12pt" style:font-name-complex="humans1" style:font-size-complex="12pt"/>
    </style:style>
    <style:style style:name="T36" style:family="text">
      <style:text-properties fo:color="#000000" loext:opacity="100%" fo:font-size="12pt" fo:font-weight="normal" officeooo:rsid="0027c7de" style:font-name-asian="humans1" style:font-size-asian="12pt" style:font-weight-asian="normal" style:font-name-complex="humans1" style:font-size-complex="12pt" style:font-weight-complex="normal"/>
    </style:style>
    <style:style style:name="T37" style:family="text">
      <style:text-properties fo:color="#000000" loext:opacity="100%" fo:font-size="8pt" fo:font-weight="bold" officeooo:rsid="002c37bd" style:font-name-asian="humans1" style:font-size-asian="8pt" style:font-weight-asian="bold" style:font-name-complex="humans1" style:font-size-complex="8pt"/>
    </style:style>
    <style:style style:name="T38" style:family="text">
      <style:text-properties fo:color="#000000" loext:opacity="100%" fo:font-size="8pt" fo:font-weight="bold" officeooo:rsid="00299987" style:font-name-asian="humans1" style:font-size-asian="8pt" style:font-weight-asian="bold" style:font-name-complex="humans1" style:font-size-complex="8pt"/>
    </style:style>
    <style:style style:name="T39" style:family="text">
      <style:text-properties fo:color="#000000" loext:opacity="100%" officeooo:rsid="00299987" style:font-name-asian="humans1" style:font-name-complex="humans1"/>
    </style:style>
    <style:style style:name="T40" style:family="text">
      <style:text-properties fo:color="#000000" loext:opacity="100%" style:font-name="Calibri" officeooo:rsid="00299987" style:font-name-asian="humans1" style:font-name-complex="humans1"/>
    </style:style>
    <style:style style:name="T41" style:family="text">
      <style:text-properties fo:color="#000000" loext:opacity="100%" style:font-name="Calibri" officeooo:rsid="00299987"/>
    </style:style>
    <style:style style:name="T42" style:family="text">
      <style:text-properties fo:color="#000000" loext:opacity="100%" style:font-name="Arial1" officeooo:rsid="00299987" style:font-name-asian="humans1" style:font-name-complex="humans1"/>
    </style:style>
    <style:style style:name="T43" style:family="text">
      <style:text-properties fo:color="#000000" loext:opacity="100%" style:font-name="Arial1" officeooo:rsid="00299987"/>
    </style:style>
    <style:style style:name="T44" style:family="text">
      <style:text-properties fo:color="#000000" loext:opacity="100%" style:font-name="Arial1" fo:font-size="8pt" fo:font-weight="bold" officeooo:rsid="00299987" style:font-name-asian="humans1" style:font-size-asian="8pt" style:font-weight-asian="bold" style:font-name-complex="humans1" style:font-size-complex="8pt"/>
    </style:style>
    <style:style style:name="T45" style:family="text">
      <style:text-properties fo:color="#000000" loext:opacity="100%" style:font-name="Arial1" fo:font-weight="bold" officeooo:rsid="00299987" style:font-name-asian="humans1" style:font-weight-asian="bold" style:font-name-complex="humans1"/>
    </style:style>
    <style:style style:name="T46" style:family="text">
      <style:text-properties fo:color="#000000" loext:opacity="100%" style:font-name="Arial1" fo:font-size="12pt" fo:font-weight="bold" officeooo:rsid="00299987" style:font-name-asian="humans1" style:font-size-asian="12pt" style:font-weight-asian="bold" style:font-name-complex="humans1" style:font-size-complex="12pt"/>
    </style:style>
    <style:style style:name="T47" style:family="text">
      <style:text-properties fo:color="#000000" loext:opacity="100%" fo:font-weight="bold" officeooo:rsid="002c37bd" style:font-name-asian="humans1" style:font-weight-asian="bold" style:font-name-complex="humans1"/>
    </style:style>
    <style:style style:name="T48" style:family="text">
      <style:text-properties fo:color="#000000" loext:opacity="100%" fo:font-weight="normal" style:font-name-asian="humans1" style:font-weight-asian="normal" style:font-name-complex="humans1" style:font-weight-complex="normal"/>
    </style:style>
    <style:style style:name="T49" style:family="text">
      <style:text-properties style:text-line-through-style="none" style:text-line-through-type="none" style:font-name="humans" fo:font-size="12pt" fo:font-style="normal" style:text-underline-style="none" fo:font-weight="normal" style:font-name-asian="humans1" style:font-size-asian="12pt" style:font-style-asian="normal" style:font-weight-asian="normal" style:font-name-complex="humans1" style:font-size-complex="12pt"/>
    </style:style>
    <style:style style:name="T50" style:family="text">
      <style:text-properties style:text-line-through-style="none" style:text-line-through-type="none" fo:font-size="12pt" fo:font-style="normal" style:text-underline-style="none" fo:font-weight="normal" style:font-name-asian="humans1" style:font-size-asian="12pt" style:font-style-asian="normal" style:font-weight-asian="normal" style:font-name-complex="humans1" style:font-size-complex="12pt"/>
    </style:style>
    <style:style style:name="T51" style:family="text">
      <style:text-properties officeooo:rsid="00299987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officeooo:rsid="002dd7e2"/>
    </style:style>
    <style:style style:name="T54" style:family="text">
      <style:text-properties officeooo:rsid="002e6f18"/>
    </style:style>
    <style:style style:name="T55" style:family="text">
      <style:text-properties officeooo:rsid="002fb0ef"/>
    </style:style>
    <style:style style:name="T56" style:family="text">
      <style:text-properties officeooo:rsid="00313c72"/>
    </style:style>
    <style:style style:name="T57" style:family="text">
      <style:text-properties officeooo:rsid="0032dd83"/>
    </style:style>
    <style:style style:name="T58" style:family="text">
      <style:text-properties officeooo:rsid="0034a1f0"/>
    </style:style>
    <style:style style:name="T59" style:family="text">
      <style:text-properties fo:font-size="8pt" fo:font-weight="bold" officeooo:rsid="002c37bd" style:font-name-asian="humans1" style:font-size-asian="8pt" style:font-weight-asian="bold" style:font-name-complex="humans1" style:font-size-complex="8pt"/>
    </style:style>
    <style:style style:name="T60" style:family="text">
      <style:text-properties fo:font-size="8pt" fo:font-weight="bold" style:font-name-asian="humans1" style:font-size-asian="8pt" style:font-weight-asian="bold" style:font-name-complex="humans1" style:font-size-complex="8pt" style:font-weight-complex="normal"/>
    </style:style>
    <style:style style:name="T61" style:family="text">
      <style:text-properties fo:font-size="8pt" fo:font-weight="bold" officeooo:rsid="002c37bd" style:font-name-asian="humans1" style:font-size-asian="8pt" style:font-weight-asian="bold" style:font-name-complex="humans1" style:font-size-complex="8pt" style:font-weight-complex="normal"/>
    </style:style>
    <style:style style:name="T62" style:family="text">
      <style:text-properties fo:font-size="12pt" fo:font-weight="bold" style:font-name-asian="humans1" style:font-size-asian="12pt" style:font-weight-asian="bold" style:font-name-complex="humans1" style:font-size-complex="12pt"/>
    </style:style>
    <style:style style:name="T63" style:family="text">
      <style:text-properties fo:font-size="12pt" fo:font-weight="normal" style:font-name-asian="humans1" style:font-size-asian="12pt" style:font-weight-asian="normal" style:font-name-complex="humans1" style:font-size-complex="12pt" style:font-weight-complex="normal"/>
    </style:style>
    <style:style style:name="T64" style:family="text">
      <style:text-properties fo:font-size="12pt" style:font-name-asian="humans1" style:font-size-asian="12pt" style:font-name-complex="humans1" style:font-size-complex="12pt"/>
    </style:style>
    <style:style style:name="T65" style:family="text">
      <style:text-properties fo:font-size="12pt" officeooo:rsid="00299987" style:font-name-asian="humans1" style:font-size-asian="12pt" style:font-name-complex="humans1" style:font-size-complex="12pt"/>
    </style:style>
    <style:style style:name="T66" style:family="text">
      <style:text-properties style:font-name-asian="humans1" style:font-name-complex="humans1"/>
    </style:style>
    <style:style style:name="T67" style:family="text">
      <style:text-properties fo:font-weight="normal" style:font-name-asian="humans1" style:font-weight-asian="normal" style:font-name-complex="humans1" style:font-weight-complex="normal"/>
    </style:style>
    <style:style style:name="T68" style:family="text">
      <style:text-properties style:font-name="Calibri" officeooo:rsid="0034a1f0"/>
    </style:style>
    <style:style style:name="T69" style:family="text">
      <style:text-properties style:font-name="Calibri" officeooo:rsid="0032dd83"/>
    </style:style>
    <style:style style:name="T70" style:family="text">
      <style:text-properties style:font-name="Arial1"/>
    </style:style>
    <style:style style:name="T71" style:family="text">
      <style:text-properties style:font-name="Arial1" officeooo:rsid="0034a1f0"/>
    </style:style>
    <style:style style:name="T72" style:family="text">
      <style:text-properties style:font-name="Arial1" officeooo:rsid="0032dd83"/>
    </style:style>
    <style:style style:name="T73" style:family="text">
      <style:text-properties style:font-name="Arial1" officeooo:rsid="0036b0e0"/>
    </style:style>
    <style:style style:name="T74" style:family="text">
      <style:text-properties style:font-name="Arial1" officeooo:rsid="0038ed64"/>
    </style:style>
    <style:style style:name="T75" style:family="text">
      <style:text-properties style:font-name="Arial1" officeooo:rsid="00374783"/>
    </style:style>
    <style:style style:name="T76" style:family="text">
      <style:text-properties style:font-name="Arial1" officeooo:rsid="003c17b8"/>
    </style:style>
    <style:style style:name="T77" style:family="text">
      <style:text-properties style:font-name="Arial1" fo:font-size="12pt" officeooo:rsid="003c17b8" style:font-size-asian="12pt" style:font-size-complex="12pt"/>
    </style:style>
    <style:style style:name="T78" style:family="text">
      <style:text-properties officeooo:rsid="0036dcb6"/>
    </style:style>
    <style:style style:name="T79" style:family="text">
      <style:text-properties officeooo:rsid="00374783"/>
    </style:style>
    <style:style style:name="T80" style:family="text">
      <style:text-properties officeooo:rsid="0038ed64"/>
    </style:style>
    <style:style style:name="T81" style:family="text">
      <style:text-properties officeooo:rsid="003c17b8"/>
    </style:style>
    <style:style style:name="T82" style:family="text">
      <style:text-properties fo:font-weight="bold" style:font-name-asian="humans1" style:font-weight-asian="bold" style:font-name-complex="humans1"/>
    </style:style>
    <style:style style:name="T83" style:family="text">
      <style:text-properties fo:font-weight="bold" style:font-name-asian="humans1" style:font-weight-asian="bold" style:font-name-complex="humans1" style:font-weight-complex="normal"/>
    </style:style>
    <style:style style:name="T84" style:family="text">
      <style:text-properties fo:font-weight="bold" officeooo:rsid="002c37bd" style:font-name-asian="humans1" style:font-weight-asian="bold" style:font-name-complex="humans1" style:font-weight-complex="normal"/>
    </style:style>
    <number:number-style style:name="N2">
      <number:number number:decimal-places="2" number:min-decimal-places="2" number:min-integer-digits="1"/>
    </number:number-style>
    <number:number-style style:name="N10002" number:language="ca" number:country="ES">
      <number:number number:decimal-places="2" number:min-decimal-places="2" number:min-integer-digits="1"/>
    </number:number-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variable-decls>
        <text:variable-decl office:value-type="float" text:name="donation_type_produc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XXXXXXXXX" text:name="py3o.objects.company_id.vat"/>
        <text:user-field-decl office:value-type="string" office:string-value="Barcelona" text:name="py3o.objects.company_id.city"/>
        <text:user-field-decl office:value-type="string" office:string-value="Nom del/la donant" text:name="py3o.objects.partner_id.name"/>
        <text:user-field-decl office:value-type="string" office:string-value="NIF/DNI/NIE" text:name="py3o.objects.partner_id.vat"/>
        <text:user-field-decl office:value-type="string" office:string-value="Codi Postal" text:name="py3o.objects.partner_id.zip"/>
        <text:user-field-decl office:value-type="string" office:string-value="Nom de l'entitat" text:name="py3o.objects.company_id.name"/>
        <text:user-field-decl office:value-type="string" office:string-value="€" text:name="py3o.objects.currency_id.symbol"/>
        <text:user-field-decl office:value-type="string" office:string-value="Adreça" text:name="py3o.objects.partner_id.street"/>
        <text:user-field-decl office:value-type="float" office:value="0.001348132836" text:name="py3o.objects.donation_date"/>
        <text:user-field-decl office:value-type="float" office:value="0" text:name="py3o.objects.date"/>
        <text:user-field-decl office:value-type="float" office:value="0" text:name="py3o.objects.amount"/>
        <text:user-field-decl office:value-type="float" office:value="0" text:name="py3o.objects.amount_donation"/>
        <text:user-field-decl office:value-type="float" office:value="0" text:name="py3o.objects.amount_donation_in_kind_consu"/>
        <text:user-field-decl office:value-type="float" office:value="0" text:name="py3o.objects.amount_donation_in_kind_service"/>
        <text:user-field-decl office:value-type="string" office:string-value="Ciutat " text:name="py3o.objects.partner_id.city"/>
      </text:user-field-decls>
      <text:p text:style-name="P9"/>
      <text:p text:style-name="P26"><text:span text:style-name="T6">Certificat de donacions <text:s/></text:span><text:span text:style-name="T7"><text:s text:c="3"/></text:span></text:p>
      <text:p text:style-name="P27"/>
      <text:p text:style-name="P27">Certificat de donacions <text:span text:style-name="T70"/></text:p>
      <text:p text:style-name="P35"><text:span text:style-name="T47"/></text:p>
      <text:p text:style-name="P24"><text:a xlink:type="simple" xlink:href="py3o://if=&quot;objects.partner_id.is_company&quot;" text:style-name="Internet_20_link" text:visited-style-name="Visited_20_Internet_20_Link"><text:span text:style-name="T77">if="objects.partner_id.is_company"</text:span></text:a></text:p>
      <text:p text:style-name="P36"><text:span text:style-name="T82">Dades d’identificació de l’entitat donatària:</text:span></text:p>
      <text:p text:style-name="P24"><text:a xlink:type="simple" xlink:href="py3o:///if" text:style-name="Internet_20_link" text:visited-style-name="Visited_20_Internet_20_Link"><text:span text:style-name="T46">/if</text:span></text:a></text:p>
      <text:p text:style-name="P24"><text:a xlink:type="simple" xlink:href="py3o://if=&quot;not objects.partner_id.is_company&quot;" text:style-name="Internet_20_link" text:visited-style-name="Visited_20_Internet_20_Link"><text:span text:style-name="T77">if="not objects.partner_id.is_company"</text:span></text:a></text:p>
      <text:p text:style-name="P17"><text:span text:style-name="T82">Dades d’identificació de persona donatària:</text:span></text:p>
      <text:p text:style-name="P24"><text:a xlink:type="simple" xlink:href="py3o:///if" text:style-name="Internet_20_link" text:visited-style-name="Visited_20_Internet_20_Link"><text:span text:style-name="T46">/if</text:span></text:a></text:p>
      <text:p text:style-name="P18"><text:span text:style-name="T66"><text:user-field-get text:name="py3o.objects.partner_id.name">Nom del/la donant</text:user-field-get></text:span><text:span text:style-name="T66"><text:s text:c="4"/></text:span></text:p>
      <text:p text:style-name="P10"><text:user-field-get text:name="py3o.objects.partner_id.vat">NIF/DNI/NIE</text:user-field-get></text:p>
      <text:p text:style-name="P11"><text:user-field-get text:name="py3o.objects.partner_id.street">Adreça</text:user-field-get></text:p>
      <text:p text:style-name="P12"><text:user-field-get text:name="py3o.objects.partner_id.zip">Codi Postal</text:user-field-get></text:p>
      <text:p text:style-name="P13"><text:user-field-get text:name="py3o.objects.partner_id.city">Ciutat </text:user-field-get></text:p>
      <text:p text:style-name="P14"/>
      <text:p text:style-name="P16"/>
      <text:p text:style-name="P19"><text:span text:style-name="T66">L’associació </text:span><text:span text:style-name="T64"><text:user-field-get text:name="py3o.objects.company_id.name">Nom de l'entitat</text:user-field-get></text:span><text:span text:style-name="T64"><text:s/>certifica que ha rebut una donació per part de </text:span><text:span text:style-name="T64"><text:user-field-get text:name="py3o.objects.partner_id.name">Nom del/la donant</text:user-field-get></text:span><text:span text:style-name="T64"><text:s/>de les següents característiques:</text:span></text:p>
      <text:p text:style-name="P29"><text:span text:style-name="T34"/></text:p>
      <text:p text:style-name="P30"><text:span text:style-name="T64">- Data: </text:span><text:span text:style-name="T35"><text:user-field-get style:data-style-name="N10036" text:name="py3o.objects.donation_date">30/12/1899</text:user-field-get></text:span></text:p>
      <text:p text:style-name="P20"><text:span text:style-name="T64">- Import del donatiu </text:span><text:span text:style-name="T65">total</text:span><text:span text:style-name="T64">: </text:span><text:span text:style-name="T64"><text:user-field-get style:data-style-name="N10002" text:name="py3o.objects.amount">0,00</text:user-field-get></text:span><text:span text:style-name="T64"><text:s/></text:span><text:span text:style-name="T64"><text:user-field-get text:name="py3o.objects.currency_id.symbol">€</text:user-field-get></text:span></text:p>
      <text:p text:style-name="P5"><text:a xlink:type="simple" xlink:href="py3o://if=&quot;int(objects.amount_donation)!=0&quot;" text:style-name="Internet_20_link" text:visited-style-name="Visited_20_Internet_20_Link"><text:span text:style-name="T75">if="int(objects.amount_donation)!=0"</text:span></text:a></text:p>
      <text:p text:style-name="P22"><text:span text:style-name="T64">- Import del donatiu</text:span><text:span text:style-name="T66">: </text:span><text:span text:style-name="T66"><text:user-field-get style:data-style-name="N2" text:name="py3o.objects.amount_donation">0,00</text:user-field-get></text:span><text:span text:style-name="T66"><text:s/></text:span><text:span text:style-name="T66"><text:user-field-get text:name="py3o.objects.currency_id.symbol">€</text:user-field-get></text:span></text:p>
      <text:p text:style-name="P8"><text:a xlink:type="simple" xlink:href="py3o:///if" text:style-name="Internet_20_link" text:visited-style-name="Visited_20_Internet_20_Link"><text:span text:style-name="T42">/if</text:span></text:a></text:p>
      <text:p text:style-name="P6"><text:a xlink:type="simple" xlink:href="py3o://if=&quot;int(objects.amount_donation_in_kind_consu)!=0&quot;" text:style-name="Internet_20_link" text:visited-style-name="Visited_20_Internet_20_Link"><text:span text:style-name="T74">if="int(objects.amount_donation_in_kind_consu)!=0"</text:span></text:a></text:p>
      <text:p text:style-name="P21"><text:span text:style-name="T64">- Import del donatiu</text:span><text:span text:style-name="T65"> en especie</text:span><text:span text:style-name="T66">: </text:span><text:span text:style-name="T66"><text:user-field-get style:data-style-name="N2" text:name="py3o.objects.amount_donation_in_kind_consu">0,00</text:user-field-get></text:span><text:span text:style-name="T66"><text:s/></text:span><text:span text:style-name="T66"><text:user-field-get text:name="py3o.objects.currency_id.symbol">€</text:user-field-get></text:span></text:p>
      <text:p text:style-name="P7"><text:a xlink:type="simple" xlink:href="py3o:///if" text:style-name="Internet_20_link" text:visited-style-name="Visited_20_Internet_20_Link"><text:span text:style-name="T43">/if</text:span></text:a></text:p>
      <text:p text:style-name="P7"><text:a xlink:type="simple" xlink:href="py3o://if=&quot;int(objects.amount_donation_in_kind_service)!=0&quot;" text:style-name="Internet_20_link" text:visited-style-name="Visited_20_Internet_20_Link"><text:span text:style-name="T74">if="int(objects.amount_donation_in_kind_service)!=0"</text:span></text:a></text:p>
      <text:p text:style-name="P21"><text:span text:style-name="T64">- Import del donatiu </text:span><text:span text:style-name="T65">en servei</text:span><text:span text:style-name="T66">: </text:span><text:span text:style-name="T66"><text:user-field-get style:data-style-name="N2" text:name="py3o.objects.amount_donation_in_kind_service">0,00</text:user-field-get></text:span><text:span text:style-name="T66"><text:s/></text:span><text:span text:style-name="T66"><text:user-field-get text:name="py3o.objects.currency_id.symbol">€</text:user-field-get></text:span></text:p>
      <text:p text:style-name="P7"><text:a xlink:type="simple" xlink:href="py3o:///if" text:style-name="Internet_20_link" text:visited-style-name="Visited_20_Internet_20_Link"><text:span text:style-name="T42">/if</text:span></text:a></text:p>
      <text:p text:style-name="P33">I que serà destinada al següent objecte pel compliment de la finalitat específica i coneguda pel donant:</text:p>
      <text:p text:style-name="P25">________________________________________________________________________________________________________________________________________________________________________________________________________________________<text:soft-page-break/>_______________</text:p>
      <text:p text:style-name="P33"/>
      <text:p text:style-name="P34"><text:line-break/>A més, l'entitat certifica el caràcter irrevocable de la donació, sense perjudici del que s’estableix en les normes imperatives civils que regulen la revocació de donacions.</text:p>
      <text:p text:style-name="P33"/>
      <text:p text:style-name="P31"><text:span text:style-name="T64">I perquè així consti, jo</text:span><text:span text:style-name="T63">, </text:span><text:span text:style-name="T22">Nom del responsable de l’entitat</text:span><text:span text:style-name="T67">,</text:span><text:span text:style-name="T63"> amb DNI </text:span><text:span text:style-name="T22">XXXXXXX</text:span><text:span text:style-name="T36">,</text:span><text:span text:style-name="T67"> </text:span><text:span text:style-name="T63">com a </text:span><text:span text:style-name="T64">representat de l'entitat, signo aquest certificat.</text:span></text:p>
      <text:p text:style-name="P37"/>
      <text:p text:style-name="P32"><text:span text:style-name="T24">N</text:span><text:span text:style-name="T23">om i cognoms <text:s text:c="31"/></text:span><text:span text:style-name="T24">S</text:span><text:span text:style-name="T23">ignatura <text:s text:c="30"/></text:span><text:span text:style-name="T24">C</text:span><text:span text:style-name="T23">àrrec</text:span></text:p>
      <text:p text:style-name="P15"/>
      <text:p text:style-name="P23"><text:span text:style-name="T50"><text:user-field-get text:name="py3o.objects.company_id.city">Barcelona</text:user-field-get></text:span><text:span text:style-name="T50">, </text:span><text:span text:style-name="T50"><text:user-field-get style:data-style-name="N10036" text:name="py3o.objects.date">30/12/1899</text:user-field-get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Humanst521 BT" svg:font-family="'Humanst521 BT'" style:font-family-generic="roman" style:font-pitch="variable"/>
    <style:font-face style:name="Humanst521 BT1" svg:font-family="'Humanst521 BT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humans" svg:font-family="humans" style:font-family-generic="roman" style:font-pitch="variable"/>
    <style:font-face style:name="humans1" svg:font-family="hum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423cm" fo:margin-bottom="0.212cm" style:contextual-spacing="false" fo:line-height="100%" fo:text-indent="-0.762cm" style:auto-text-indent="false" fo:break-before="auto" fo:break-after="auto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353cm" fo:margin-bottom="0.212cm" style:contextual-spacing="false" fo:line-height="100%" fo:text-indent="-1.016cm" style:auto-text-indent="false" fo:break-before="auto" fo:break-after="auto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247cm" fo:margin-bottom="0.212cm" style:contextual-spacing="false" fo:line-height="100%" fo:text-indent="-1.27cm" style:auto-text-indent="false" fo:break-before="auto" fo:break-after="auto" fo:keep-with-next="always"/>
      <style:text-properties fo:color="#808080" loext:opacity="100%" style:font-name="Liberation Sans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break-before="auto" fo:break-after="auto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106cm" fo:margin-bottom="0.212cm" style:contextual-spacing="false" fo:line-height="100%" fo:text-align="center" style:justify-single-word="false" fo:break-before="auto" fo:break-after="auto" fo:keep-with-next="always"/>
      <style:text-properties style:font-name="Liberation Sans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666666" loext:opacity="100%" style:font-name="Arial" fo:font-family="Arial" style:font-family-generic="roman" style:font-pitch="variable" fo:font-size="10pt" style:text-underline-style="solid" style:text-underline-width="auto" style:text-underline-color="font-color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12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112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112P0"/>
    </number:currency-style>
    <number:currency-style style:name="N2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112P0"/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P2" style:family="paragraph" style:parent-style-name="Standard">
      <style:paragraph-properties fo:margin-top="0cm" fo:margin-bottom="0.176cm" style:contextual-spacing="false" fo:line-height="115%" fo:text-align="center" style:justify-single-word="false" fo:orphans="2" fo:widows="2"/>
    </style:style>
    <style:style style:name="MP3" style:family="paragraph" style:parent-style-name="Standard">
      <style:paragraph-properties fo:line-height="115%" fo:text-align="center" style:justify-single-word="false" fo:orphans="2" fo:widows="2"/>
      <style:text-properties fo:color="#999999" loext:opacity="100%" style:font-name="Arial" fo:font-size="8pt" style:font-name-asian="Arial2" style:font-size-asian="8pt" style:font-name-complex="Arial2" style:font-size-complex="8pt"/>
    </style:style>
    <style:style style:name="MP4" style:family="paragraph" style:parent-style-name="Standard">
      <style:paragraph-properties fo:line-height="115%" fo:text-align="end" style:justify-single-word="false" fo:orphans="2" fo:widows="2" fo:break-before="auto" fo:break-after="auto"/>
    </style:style>
    <style:style style:name="MT1" style:family="text">
      <style:text-properties fo:color="#666666" loext:opacity="100%" style:font-name="Arial" fo:font-size="10pt" style:font-name-asian="Arial2" style:font-size-asian="10pt" style:font-name-complex="Arial2" style:font-size-complex="10pt"/>
    </style:style>
    <style:style style:name="MT2" style:family="text">
      <style:text-properties fo:color="#666666" loext:opacity="100%" style:font-name="Arial" fo:font-size="10pt" fo:font-weight="bold" style:font-name-asian="Arial2" style:font-size-asian="10pt" style:font-weight-asian="bold" style:font-name-complex="Arial2" style:font-size-complex="10pt"/>
    </style:style>
    <style:style style:name="MT3" style:family="text">
      <style:text-properties fo:color="#666666" loext:opacity="100%" style:font-name="Arial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page-layout style:name="Mpm1">
      <style:page-layout-properties fo:page-width="21.001cm" fo:page-height="29.7cm" style:num-format="1" style:print-orientation="portrait" fo:margin-top="2cm" fo:margin-bottom="1.191cm" fo:margin-left="2cm" fo:margin-right="2cm" style:writing-mode="lr-tb" style:layout-grid-color="#c0c0c0" style:layout-grid-lines="23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fo:min-height="1.808cm" fo:margin-left="0cm" fo:margin-right="0cm" fo:margin-top="1.70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span text:style-name="MT1">Aquest document és una plantilla de documentació associativa elaborada pel </text:span><text:span text:style-name="MT2">Centre de Recursos per a les Associacions Juvenils de Barcelona (CRAJ)</text:span><text:span text:style-name="MT1">. Trobareu aquesta i moltes més a </text:span><text:a xlink:type="simple" xlink:href="https://www.crajbcn.cat/informacio" text:style-name="ListLabel_20_1" text:visited-style-name="ListLabel_20_1"><text:span text:style-name="MT3">crajbcn.cat</text:span></text:a><text:span text:style-name="MT1">. Per a més informació podeu contactar-nos a </text:span><text:span text:style-name="MT2">info@crajbcn.cat</text:span><text:span text:style-name="MT1"> o al </text:span><text:span text:style-name="MT2">93 265 52 17</text:span><text:span text:style-name="MT1">.</text:span></text:p>
        <text:p text:style-name="MP3">Darrera data d’actualització: juliol 2022</text:p>
        <text:p text:style-name="MP4"><text:page-number text:select-page="current">2</text:page-number>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3-12-05T17:47:39.666000000</dc:date>
    <meta:editing-duration>P1DT4H25M21S</meta:editing-duration>
    <meta:editing-cycles>27</meta:editing-cycles>
    <meta:document-statistic meta:table-count="0" meta:image-count="0" meta:object-count="0" meta:page-count="2" meta:paragraph-count="34" meta:word-count="207" meta:character-count="1772" meta:non-whitespace-character-count="1526"/>
  </office:meta>
</office:document-meta>
</file>